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e03f1" officeooo:paragraph-rsid="001e03f1"/>
    </style:style>
    <style:style style:name="P3" style:family="paragraph" style:parent-style-name="Text_20_body">
      <style:text-properties officeooo:rsid="001fad62" officeooo:paragraph-rsid="001fad62"/>
    </style:style>
    <style:style style:name="P4" style:family="paragraph" style:parent-style-name="Text_20_body">
      <style:text-properties fo:language="ru" fo:country="RU" officeooo:rsid="001fad62" officeooo:paragraph-rsid="001fad62"/>
    </style:style>
    <style:style style:name="P5" style:family="paragraph" style:parent-style-name="Text_20_body">
      <style:text-properties officeooo:paragraph-rsid="001fad6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ad62"/>
    </style:style>
    <style:style style:name="T3" style:family="text">
      <style:text-properties officeooo:rsid="001fad62"/>
    </style:style>
    <style:style style:name="T4" style:family="text">
      <style:text-properties fo:color="#409090" fo:language="ru" fo:country="RU"/>
    </style:style>
    <style:style style:name="T5" style:family="text">
      <style:text-properties fo:color="#646482" fo:language="ru" fo:country="RU"/>
    </style:style>
    <style:style style:name="T6" style:family="text">
      <style:text-properties fo:color="#ffcd8b" fo:language="ru" fo:country="RU" fo:background-color="#404040"/>
    </style:style>
    <style:style style:name="T7" style:family="text">
      <style:text-properties fo:color="#ffcd8b" fo:language="ru" fo:country="RU" officeooo:rsid="001fad62" fo:background-color="#404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Отчет по проделанной работе. </text:p>
      <text:p text:style-name="P2"/>
      <text:p text:style-name="P2">Модуль для работы с лог файлами клиента обмена мгновенными сообщениями «Pidgin»</text:p>
      <text:p text:style-name="P2"/>
      <text:p text:style-name="P2"/>
      <text:p text:style-name="P2">Ключевые моменты:</text:p>
      <text:p text:style-name="P2"/>
      <text:h text:style-name="P1" text:outline-level="3">Поиск файлов по маске.</text:h>
      <text:p text:style-name="P4">Поиском файлов занимается класс QDirIterator. После вызова нам возвращается список всех файлов в текущей плюс во всех под директориях. </text:p>
      <text:p text:style-name="P4">Проверка полученного файла по суффиксу методом FileInfo.suffix(), если это HTML TXT происходит добавление в список.</text:p>
      <text:h text:style-name="P1" text:outline-level="3">Парсинг найденых файлов.</text:h>
      <text:p text:style-name="P4">За парсинг отвечает пара ругелярок и резанье строк.</text:p>
      <text:h text:style-name="P1" text:outline-level="3">Сохранение полученного в XML. <text:s/></text:h>
      <text:p text:style-name="P5"><text:span text:style-name="T2">Кококо все делает <text:s/></text:span><text:span text:style-name="T6">QxmlStreamReader </text:span><text:span text:style-name="T7">а я все го лишь использую его функции. </text:span></text:p>
      <text:p text:style-name="P3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01:43:43.146563172</meta:creation-date>
    <dc:date>2013-10-25T02:15:39.097905308</dc:date>
    <meta:editing-duration>PT39S</meta:editing-duration>
    <meta:editing-cycles>1</meta:editing-cycles>
    <meta:document-statistic meta:table-count="0" meta:image-count="0" meta:object-count="0" meta:page-count="1" meta:paragraph-count="10" meta:word-count="82" meta:character-count="578" meta:non-whitespace-character-count="500"/>
    <meta:generator>LibreOffice/4.1.2.3$Linux_X86_64 LibreOffice_project/410m0$Build-3</meta:generator>
  </office:meta>
</office:document-meta>
</file>